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/>
          <table:table-cell office:value-type="string" calcext:value-type="string">
            <text:p>latMin</text:p>
          </table:table-cell>
          <table:table-cell office:value-type="float" office:value="40.7003" calcext:value-type="float">
            <text:p>40.7003</text:p>
          </table:table-cell>
          <table:table-cell table:formula="of:=[.C4]*PI()/180" office:value-type="float" office:value="0.710354241549448" calcext:value-type="float">
            <text:p>0.7103542415</text:p>
          </table:table-cell>
          <table:table-cell/>
          <table:table-cell office:value-type="string" calcext:value-type="string">
            <text:p>dLat</text:p>
          </table:table-cell>
          <table:table-cell table:formula="of:=[.C5]-[.C4]" office:value-type="float" office:value="0.0900999999999996" calcext:value-type="float">
            <text:p>0.0901</text:p>
          </table:table-cell>
          <table:table-cell table:formula="of:=([.C5]-[.C4])*PI()/180" office:value-type="float" office:value="0.00157254165604688" calcext:value-type="float">
            <text:p>0.0015725417</text:p>
          </table:table-cell>
        </table:table-row>
        <table:table-row table:style-name="ro1">
          <table:table-cell/>
          <table:table-cell office:value-type="string" calcext:value-type="string">
            <text:p>latMax</text:p>
          </table:table-cell>
          <table:table-cell office:value-type="float" office:value="40.7904" calcext:value-type="float">
            <text:p>40.7904</text:p>
          </table:table-cell>
          <table:table-cell table:formula="of:=[.C5]*PI()/180" office:value-type="float" office:value="0.711926783205495" calcext:value-type="float">
            <text:p>0.7119267832</text:p>
          </table:table-cell>
          <table:table-cell/>
          <table:table-cell office:value-type="string" calcext:value-type="string">
            <text:p>dLong</text:p>
          </table:table-cell>
          <table:table-cell table:formula="of:=[.C7]-[.C6]" office:value-type="float" office:value="0.0840999999999923" calcext:value-type="float">
            <text:p>0.0841</text:p>
          </table:table-cell>
          <table:table-cell table:formula="of:=([.C7]-[.C6])*PI()/180" office:value-type="float" office:value="0.0014678219009271" calcext:value-type="float">
            <text:p>0.0014678219</text:p>
          </table:table-cell>
        </table:table-row>
        <table:table-row table:style-name="ro1">
          <table:table-cell/>
          <table:table-cell office:value-type="string" calcext:value-type="string">
            <text:p>longMin</text:p>
          </table:table-cell>
          <table:table-cell office:value-type="float" office:value="-74.0278" calcext:value-type="float">
            <text:p>-74.0278</text:p>
          </table:table-cell>
          <table:table-cell table:formula="of:=[.C6]*PI()/180" office:value-type="float" office:value="-1.29202884800786" calcext:value-type="float">
            <text:p>-1.292028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gMax</text:p>
          </table:table-cell>
          <table:table-cell office:value-type="float" office:value="-73.9437" calcext:value-type="float">
            <text:p>-73.9437</text:p>
          </table:table-cell>
          <table:table-cell table:formula="of:=[.C7]*PI()/180" office:value-type="float" office:value="-1.29056102610693" calcext:value-type="float">
            <text:p>-1.290561026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arth (m)</text:p>
          </table:table-cell>
          <table:table-cell office:value-type="float" office:value="6371000" calcext:value-type="float">
            <text:p>6371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latMin (m)</text:p>
          </table:table-cell>
          <table:table-cell table:formula="of:=COS([.D4])*[.C9]" office:value-type="float" office:value="4830052.10283878" calcext:value-type="float">
            <text:p>4830052.102838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latMax (m)</text:p>
          </table:table-cell>
          <table:table-cell table:formula="of:=COS([.D5])*[.C9]" office:value-type="float" office:value="4823512.93959616" calcext:value-type="float">
            <text:p>4823512.939596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lat (m)</text:p>
          </table:table-cell>
          <table:table-cell table:formula="of:=[.C11]-[.C12]" office:value-type="float" office:value="6539.16324262228" calcext:value-type="float">
            <text:p>6539.16324262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lat(%)</text:p>
          </table:table-cell>
          <table:table-cell table:formula="of:=[.C13]/[.C12]" office:value-type="float" office:value="0.0013556848140579" calcext:value-type="float">
            <text:p>0.001355684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idWidth</text:p>
          </table:table-cell>
          <table:table-cell table:formula="of:=2*PI()*[.C11]*[.G5]/360" office:value-type="float" office:value="7089.65625916574" calcext:value-type="float">
            <text:p>7089.65625916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Height</text:p>
          </table:table-cell>
          <table:table-cell table:formula="of:=2*PI()*[.C9]*[.G4]/360" office:value-type="float" office:value="10018.6628906747" calcext:value-type="float">
            <text:p>10018.66289067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14:09.744266006</meta:creation-date>
    <dc:date>2016-08-09T16:31:25.027489885</dc:date>
    <meta:editing-duration>PT4M44S</meta:editing-duration>
    <meta:editing-cycles>2</meta:editing-cycles>
    <meta:generator>LibreOffice/5.1.4.2$Linux_X86_64 LibreOffice_project/10m0$Build-2</meta:generator>
    <meta:document-statistic meta:table-count="1" meta:cell-count="36" meta:object-count="0"/>
  </office:meta>
</office:document-meta>
</file>